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 Greek" svg:font-family="'Ancient Greek'"/>
    <style:font-face style:name="AncientGreek1" svg:font-family="AncientGreek"/>
    <style:font-face style:name="Mangal1" svg:font-family="Mangal"/>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table:align="left"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5" style:family="paragraph" style:parent-style-name="Standard">
      <style:paragraph-properties fo:margin-left="0in" fo:margin-right="0in" fo:orphans="0" fo:widows="0" fo:text-indent="0in" style:auto-text-indent="false"/>
      <style:text-properties style:font-name="AncientGreek" fo:language="en" fo:country="US" officeooo:rsid="000abe0c" officeooo:paragraph-rsid="000a6336"/>
    </style:style>
    <style:style style:name="P26"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28"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29"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3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3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32"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33"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34"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35"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36"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37"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38"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39"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40"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41"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42"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43"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44"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45"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4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size-complex="14pt" style:font-weight-complex="bold"/>
    </style:style>
    <style:style style:name="T5" style:family="text">
      <style:text-properties style:font-size-complex="14pt" style:font-weight-complex="bold"/>
    </style:style>
    <style:style style:name="T6" style:family="text">
      <style:text-properties fo:language="en" fo:country="US"/>
    </style:style>
    <style:style style:name="T7" style:family="text">
      <style:text-properties fo:language="en" fo:country="US" officeooo:rsid="000abe0c"/>
    </style:style>
    <style:style style:name="T8" style:family="text">
      <style:text-properties fo:language="en" fo:country="US" officeooo:rsid="000b6629"/>
    </style:style>
    <style:style style:name="T9" style:family="text">
      <style:text-properties fo:language="en" fo:country="US" officeooo:rsid="000bf86e"/>
    </style:style>
    <style:style style:name="T10" style:family="text">
      <style:text-properties fo:language="en" fo:country="US" officeooo:rsid="000ca500"/>
    </style:style>
    <style:style style:name="T11" style:family="text">
      <style:text-properties fo:font-variant="normal" fo:text-transform="none" fo:color="#202122" loext:opacity="100%" style:font-name="sans-serif"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3" table:style-name="Table3">
        <table:table-column table:style-name="Table3.A"/>
        <table:table-column table:style-name="Table3.B"/>
        <table:table-row table:style-name="Table3.1">
          <table:table-cell table:style-name="Table3.A1" office:value-type="string">
            <text:p text:style-name="P48"><text:span text:style-name="AncientGreek_3a__20_Ἀρχαία_20_ἑλληνικά"><text:span text:style-name="T1">300. Πέρδιξ καὶ ἄνθρωπος</text:span></text:span></text:p>
            <text:p text:style-name="P45"><text:span text:style-name="AncientGreek_3a__20_Ἀρχαία_20_ἑλληνικά"><text:span text:style-name="T4">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4">Ὁ μῦθος δηλοῖ ὅτι οἱ τοὺς φίλους προδιδόντες αὐτοὶ ἐν ταῖς ἐνέδραις ἐμπίπτουσιν.</text:span></text:span></text:p>
          </table:table-cell>
          <table:table-cell table:style-name="Table3.A1" office:value-type="string">
            <text:p text:style-name="P23"><text:span text:style-name="T7">A</text:span> Partridge And <text:span text:style-name="T7">A</text:span> Man</text:p>
            <text:p text:style-name="P23">A man, having hunted a partridge, was about to kill it. She begged him in these terms: “Let me live; in my place I will make you catch many partridges. "All the more reason to kill you," replied the man, "since you want to ensnare your comrades and your friends." »</text:p>
            <text:p text:style-name="P23"/>
            <text:p text:style-name="P23">This fable shows that the man who plots machinations against his friends will himself fall into pitfalls and danger.</text:p>
          </table:table-cell>
        </table:table-row>
        <table:table-row table:style-name="Table3.1">
          <table:table-cell table:style-name="Table3.A1" office:value-type="string">
            <text:p text:style-name="P48"><text:span text:style-name="AncientGreek_3a__20_Ἀρχαία_20_ἑλληνικά"><text:span text:style-name="T1">301. Περιστερὰ διψῶσα</text:span></text:span></text:p>
            <text:p text:style-name="P45"><text:span text:style-name="AncientGreek_3a__20_Ἀρχαία_20_ἑλληνικά"><text:span text:style-name="T4">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13"><text:span text:style-name="AncientGreek_3a__20_Ἀρχαία_20_ἑλληνικά"><text:span text:style-name="T4">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23"><text:span text:style-name="T7">A</text:span> Thirsty Dove</text:p>
            <text:p text:style-name="P23">A dove pressed by thirst, having seen a crater of water painted on a painting, thought it was real. So, descending with a bang, she imprudently bumped against the painting, and broke the tips of her wings. It so happened that she fell to the ground and was taken by someone who was there.</text:p>
            <text:p text:style-name="P23"/>
            <text:p text:style-name="P23">Similarly, certain men, swept away by the violence of their passions, engage thoughtlessly in undertakings and run, without their suspecting it, to their ruin.</text:p>
          </table:table-cell>
        </table:table-row>
        <table:table-row table:style-name="Table3.1">
          <table:table-cell table:style-name="Table3.A1" office:value-type="string">
            <text:p text:style-name="P48"><text:span text:style-name="AncientGreek_3a__20_Ἀρχαία_20_ἑλληνικά"><text:span text:style-name="T1">302. Περιστερὰ καὶ κορώνη</text:span></text:span></text:p>
            <text:p text:style-name="P45"><text:span text:style-name="AncientGreek_3a__20_Ἀρχαία_20_ἑλληνικά"><text:span text:style-name="T4">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13"><text:span text:style-name="AncientGreek_3a__20_Ἀρχαία_20_ἑλληνικά"><text:span text:style-name="T4">Οὕτω καὶ τῶν οἰκετῶν δυστυχέστατοί εἰσιν ὅσοι ἐν τῇ δουλείᾳ τεκνοποιοῦσιν.</text:span></text:span></text:p>
          </table:table-cell>
          <table:table-cell table:style-name="Table3.A1" office:value-type="string">
            <text:p text:style-name="P23"><text:span text:style-name="T7">A</text:span> Dove And <text:span text:style-name="T7">A</text:span> Crow</text:p>
            <text:p text:style-name="P23">A dove fed in a dovecote made a great noise about its fecundity. A crow having heard his boasts, said to him: “Hey! my friend, stop boasting about that; for the more children you have, the more slavery you will have to deplore. »</text:p>
            <text:p text:style-name="P23"/>
            <text:p text:style-name="P23">It is the same with servants: the most unfortunate are those who have the most children in servitude.</text:p>
          </table:table-cell>
        </table:table-row>
        <table:table-row table:style-name="Table3.1">
          <table:table-cell table:style-name="Table3.A4" office:value-type="string">
            <text:p text:style-name="P50">303. Πῆραι δύο</text:p>
            <text:p text:style-name="P44">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44"/>
            <text:p text:style-name="P44">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27">The two bags</text:p>
            <text:p text:style-name="P27">Formerly Prometheus, having fashioned men, hung two bags around their necks, one containing the faults of others, the other their own faults, and he placed the bag of the faults of others in front of them, while he suspended the other from behind. As a result, men immediately see the faults of others, but do not perceive their own.</text:p>
            <text:p text:style-name="P23"/>
            <text:p text:style-name="P23">We can apply this fable to the rough draft, which, blind in its own affairs, meddles in those which do not concern it at all.</text:p>
          </table:table-cell>
        </table:table-row>
        <text:soft-page-break/>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14"><text:span text:style-name="AncientGreek_3a__20_Ἀρχαία_20_ἑλληνικά"><text:span text:style-name="T4">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line-break/>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23"><text:span text:style-name="T7">A</text:span>Monkey And <text:span text:style-name="T7">A</text:span> Fishermen</text:p>
            <text:p text:style-name="P23">A monkey perched on a high tree, having seen fishermen throwing the seine into a river, observed their way of doing things. At a certain moment, leaving their seine there, they withdrew some distance away to take their lunch. Then the monkey, descending from his tree, tried to do as they did; for this animal has, it is said, the instinct of imitation. But when he had touched the nets, he got caught in them and saw himself in danger of being drowned. He then said to himself: “I have only what I deserve: why did I undertake to fish, without having learned? »</text:p>
            <text:p text:style-name="P23"/>
            <text:p text:style-name="P23">This fable shows that by meddling in affairs that one does not understand, not only does one gain nothing, but also one harms oneself.</text:p>
          </table:table-cell>
        </table:table-row>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2"> Πίθηκος καὶ δελφίς</text:span></text:span></text:p>
            <text:p text:style-name="P13"><text:span text:style-name="AncientGreek_3a__20_Ἀρχαία_20_ἑλληνικά"><text:span text:style-name="T4">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3"><text:span text:style-name="AncientGreek_3a__20_Ἀρχαία_20_ἑλληνικά"><text:span text:style-name="T4"/></text:span></text:p>
            <text:p text:style-name="P15"><text:span text:style-name="AncientGreek_3a__20_Ἀρχαία_20_ἑλληνικά"><text:span text:style-name="T4">Ὁ μῦθος πρὸς ἄνδρας οἳ τὴν ἀλήθειαν οὐκ εἰδότες ἀπατᾶν νομίζουσιν.</text:span></text:span></text:p>
          </table:table-cell>
          <table:table-cell table:style-name="Table3.A1" office:value-type="string">
            <text:p text:style-name="P27"><text:span text:style-name="T7">A</text:span> Monkey And <text:span text:style-name="T7">A</text:span> Dolphin</text:p>
            <text:p text:style-name="P27">It is the custom, when one travels by sea, to take with one small Maltese dogs and monkeys to amuse oneself during the crossing. So a man who was sailing had a monkey with him. When we arrived at Sunion, promontory of Attica, a violent storm broke out. The ship capsized and everyone swam away, the monkey like the others. A dolphin saw him, and mistaking him for a man, he slipped under him, supported him, and carried him to dry land. As he arrived at Piraeus, Athens' maritime warehouse, he asked the monkey if he was Athenian. The monkey having answered yes, and that he even had illustrious relatives in Athens, he asked him if he also knew Piraeus. The monkey, believing that he wanted speak of a man, says yes, and that he was even one of his intimate friends. Indignant at such a lie, the dolphin plunged him into the water and drowned him.</text:p>
            <text:p text:style-name="P23"/>
            <text:p text:style-name="P23">This fable is aimed at men who, not knowing the truth, think to make others believe it.</text:p>
          </table:table-cell>
        </table:table-row>
        <text:soft-page-break/>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4">Ἐν συνόδῳ τῶν ἀλόγων ζῴων πίθηκος ἀναστὰς ὠρχήσατο. Σφόδρα δὲ αὐτοῦ εὐδοκιμοῦντος καὶ ὑπὸ πάντων ὑπο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τοὺς διὰ φθόνον κρείττοσιν ἁμιλλωμένους ὁ λόγος εὔκαιρος.</text:span></text:span></text:p>
          </table:table-cell>
          <table:table-cell table:style-name="Table3.A1" office:value-type="string">
            <text:p text:style-name="P23"><text:span text:style-name="T7">A</text:span> Monkey And <text:span text:style-name="T7">A</text:span> Camel</text:p>
            <text:p text:style-name="P23">In an assembly of beasts a monkey stood up and danced. He was much appreciated and applauded by all the assistance. An envious camel wanted to earn the same praise. He got up and tried to dance too; but he made many extravagances, and the indignant animals kicked him out with sticks.</text:p>
            <text:p text:style-name="P23"/>
            <text:p text:style-name="P23">This fable is suitable for those who out of envy compete with better than them.</text:p>
          </table:table-cell>
        </table:table-row>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4">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πάσης προνοίας ἡ τύχη δυνατωτέρα καθέστηκε.</text:span></text:span></text:p>
          </table:table-cell>
          <table:table-cell table:style-name="Table3.A1" office:value-type="string">
            <text:p text:style-name="P25">A Monkey’s Children</text:p>
            <text:p text:style-name="P23">Monkeys, it is said, give birth to two young; of these two children they cherish and nurture one with solicitude, as for the other, they hate and neglect him. Now it happens by a divine fatality that the little one whom his mother cares for with complacency and holds tightly in her arms dies suffocated by her, and that the one whom she neglects reaches perfect growth.</text:p>
            <text:p text:style-name="P23"/>
            <text:p text:style-name="P23">This fable shows that fortune is more powerful than all our foresight.</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4">Ἐμβάντες τινὲς εἰς σκάφος ἔπλεον. Γενομένων δὲ αὐτῶν πελαγίων, συνέβη χειμῶνα ἐξαίσιον γενέσθαι καὶ τὴν ναῦν μικροῦ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23">Navigators</text:p>
            <text:p text:style-name="P23">People, having got into a boat, took to the sea. When they were at sea, a violent storm broke out, and the ship was about to sink. One of the passengers tearing his clothes invoked the gods of his country with tears and groans and promised them offerings in thanksgiving, if they saved the vessel. But the storm having ceased and calm having returned, they began to make good food, to dance, to jump, like people who have just escaped from an unexpected danger. So the pilot, with a solid spirit, said to them: “My friends, let us rejoice, but like people who may see the storm again. »</text:p>
            <text:p text:style-name="P23"/>
            <text:p text:style-name="P23">The fable teaches that one should not be too proud of one's successes, and that one should think of the inconstancy of fortune.</text:p>
          </table:table-cell>
        </table:table-row>
        <text:soft-page-break/>
        <table:table-row table:style-name="Table3.1">
          <table:table-cell table:style-name="Table3.A1" office:value-type="string">
            <text:p text:style-name="P3"><text:span text:style-name="AncientGreek_3a__20_Ἀρχαία_20_ἑλληνικά"><text:span text:style-name="T1">309. <text:s/>Πλούσιος καὶ βυρσοδέψης</text:span></text:span></text:p>
            <text:p text:style-name="P13"><text:span text:style-name="AncientGreek_3a__20_Ἀρχαία_20_ἑλληνικά"><text:span text:style-name="T4">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ἡ συνήθεια καὶ τὰ δυσχερῆ τῶν πραγμάτων καταπραΰνει.</text:span></text:span></text:p>
          </table:table-cell>
          <table:table-cell table:style-name="Table3.A1" office:value-type="string">
            <text:p text:style-name="P23">The Rich And The Tanner</text:p>
            <text:p text:style-name="P23"/>
            <text:p text:style-name="P23">A rich man came to stay near a tanner. Since he couldn't stand the bad smell, he kept urging him to move. The tanner always handed it over, promising to move in some time. As their debate was constantly renewed, it eventually happened that the rich man got used to the smell and stopped bothering the tanner.</text:p>
            <text:p text:style-name="P23"/>
            <text:p text:style-name="P23">This fable shows that habit softens unpleasantness.</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4"><text:s/>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23">The Rich And The Mourners</text:p>
            <text:p text:style-name="P23">A rich man had two daughters. One of them being dead, he hired hired mourners. The other daughter said to her mother: "We are very unhappy: it is we who are in mourning and we do not know how to lament, while these women, who are nothing to us, strike each other and cry with so much violence. The mother replied: "Don't be surprised, my child, if these women make such pitiful lamentations: they do so for money." »</text:p>
            <text:p text:style-name="P23"/>
            <text:p text:style-name="P23">It is thus that certain men, driven by self-interest, do not hesitate to traffic in the misfortunes of others.</text:p>
          </table:table-cell>
        </table:table-row>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4">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τὰ παθήματα τοῖς ἀνθρώποις μαθήματα γίνεται.</text:span></text:span></text:p>
          </table:table-cell>
          <table:table-cell table:style-name="Table3.A1" office:value-type="string">
            <text:p text:style-name="P23">The Shepherd And The Sea</text:p>
            <text:p text:style-name="P23">A shepherd who was grazing a herd on the edge of the sea, seeing the calm of the waves, took it into his head to sail to trade. Accordingly he sold his sheep, bought dates and set sail. But a violent storm arose, and, the ship in danger of sinking, he threw all his cargo into the sea, and saved himself with great difficulty with his empty ship. After some time, a man came by. As he admired the calm of the sea, which was indeed calm at that moment, our shepherd, taking the floor, said to him: “Ah! my dear fellow, she still wants dates, it seems: that's why she's so calm. »</text:p>
            <text:p text:style-name="P23"/>
            <text:p text:style-name="P23">This fable shows that accidents are lessons for men.</text:p>
          </table:table-cell>
        </table:table-row>
        <text:soft-page-break/>
        <table:table-row table:style-name="Table3.1">
          <table:table-cell table:style-name="Table3.A1" office:value-type="string">
            <text:p text:style-name="P3"><text:span text:style-name="AncientGreek_3a__20_Ἀρχαία_20_ἑλληνικά"><text:span text:style-name="T1">312. Ποιμὴν καὶ κύων τὰ πρόβατα σαίνων</text:span></text:span></text:p>
            <text:p text:style-name="P13"><text:span text:style-name="AncientGreek_3a__20_Ἀρχαία_20_ἑλληνικά"><text:span text:style-name="T4">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ἄνδρα κόλακα ὁ λόγος εὔκαιρος.</text:span></text:span></text:p>
          </table:table-cell>
          <table:table-cell table:style-name="Table3.A1" office:value-type="string">
            <text:p text:style-name="P23"><text:span text:style-name="T7">A</text:span> Shepherd And <text:span text:style-name="T7">A</text:span> Dog Who Caresses The Sheep</text:p>
            <text:p text:style-name="P23">A shepherd who had a very large dog used to throw stillborn lambs and dead sheep to him. Now one day when the flock had remained in the stable, the shepherd saw his dog approaching the sheep and caressing them. " Hey ! you, he cried to her, may the fate you wish for them fall on your head! »</text:p>
            <text:p text:style-name="P23"/>
            <text:p text:style-name="P23">This fable is addressed to flatterers.</text:p>
          </table:table-cell>
        </table:table-row>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4">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23"><text:span text:style-name="T7">A</text:span> Shepherd And <text:span text:style-name="T7">Some</text:span> Cubs</text:p>
            <text:p text:style-name="P23">A shepherd who finds wolf cubs feeds them with great care, in the hope that, when they grew up, they would not only keep his own sheep for him, but also take others away and bring them to him. But as soon as they had completed their growth, they seized an opportunity where they had nothing to fear and began to ravage his flock. When he perceived the disaster, he groaned and said: “I have well deserved it; why did I save, little ones, animals that should be killed, even adults. »</text:p>
            <text:p text:style-name="P23"/>
            <text:p text:style-name="P23">To save the wicked is to give them, without our knowledge, forces which they will first turn against us.</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 <text:s/>σὺν κυσὶ τρεφόμενος</text:span></text:span></text:p>
            <text:p text:style-name="P13"><text:span text:style-name="AncientGreek_3a__20_Ἀρχαία_20_ἑλληνικά"><text:span text:style-name="T4">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φύσις πονηρὰ χρηστὸν ἦθος οὐ τρέφει.</text:span></text:span></text:p>
          </table:table-cell>
          <table:table-cell table:style-name="Table3.A1" office:value-type="string">
            <text:p text:style-name="P23">The Shepherd And The Wolf Feeded With Dogs</text:p>
            <text:p text:style-name="P23">A shepherd, having found a newborn cub, took him away and raised him with his dogs. When the cub was big, if sometimes a wolf took a sheep, he chased it too, with the dogs. When sometimes the dogs could not reach the wolf and therefore turned back, he followed him until he caught up with him, and had, as a wolf, his share of the prey; then he took the way back. If a wolf did not carry a sheep out of the sheepfold, he himself killed one in secret and ate it with the dogs. But in the end the shepherd guessed and understood what was happening, and killed the wolf by hanging him from a tree.</text:p>
            <text:p text:style-name="P23"/>
            <text:p text:style-name="P23">This fable shows that a perverse nature cannot give an honest character.</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2">Ποιμὴν καὶ λύκου σκύμνος</text:span></text:span></text:p>
            <text:p text:style-name="P31"><text:span text:style-name="AncientGreek_3a__20_Ἀρχαία_20_ἑλληνικά"><text:span text:style-name="T4">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τήσῃς. » </text:span></text:span></text:p>
            <text:p text:style-name="P31"><text:span text:style-name="AncientGreek_3a__20_Ἀρχαία_20_ἑλληνικά"><text:span text:style-name="T4"/></text:span></text:p>
            <text:p text:style-name="P31"><text:span text:style-name="AncientGreek_3a__20_Ἀρχαία_20_ἑλληνικά"><text:span text:style-name="T4">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23">The Shepherd And The Cub</text:p>
            <text:p text:style-name="P23">A shepherd, having found a little wolf, feeds it; then, when he had become a wolf cub, he taught him to take sheep from the neighboring herds. The wolf, once trained, said to him: “Now that you have accustomed me to flying, take care that you don't miss many of your sheep. »<text:line-break/>People whom nature has made formidable, once trained in rapine and theft, have often done more harm to their masters than to strangers.</text:p>
          </table:table-cell>
        </table:table-row>
        <table:table-row table:style-name="Table3.1">
          <table:table-cell table:style-name="Table3.A1" office:value-type="string">
            <text:p text:style-name="P48"><text:span text:style-name="AncientGreek_3a__20_Ἀρχαία_20_ἑλληνικά"><text:span text:style-name="T1">316. Ποιμὴν καὶ πρόβατα</text:span></text:span></text:p>
            <text:p text:style-name="P45"><text:span text:style-name="AncientGreek_3a__20_Ἀρχαία_20_ἑλληνικά"><text:span text:style-name="T4">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4">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23">The Shepherd And His Sheep</text:p>
            <text:p text:style-name="P23">A shepherd, having led his sheep into an oak wood, saw a large oak laden with acorns; he spread his cloak underneath, then climbed over it and shook the fruit. The sheep, eating the acorns, also inadvertently ate the coat. The shepherd, having descended, and seeing the wrongdoing, exclaimed: “Wicked beasts, you give wool to others to clothe themselves, and to me who feeds you, you have taken away even my cloak. »</text:p>
            <text:p text:style-name="P23"/>
            <text:p text:style-name="P23">So many people foolishly oblige those who are nothing to them, and behave meanly towards their relatives.</text:p>
          </table:table-cell>
        </table:table-row>
        <table:table-row table:style-name="Table3.1">
          <table:table-cell table:style-name="Table3.A1" office:value-type="string">
            <text:p text:style-name="P3"><text:span text:style-name="AncientGreek_3a__20_Ἀρχαία_20_ἑλληνικά"><text:span text:style-name="T1">317. Ποιμὴν λύκον εἰς μάνδραν εἰσάγων καὶ κύων</text:span></text:span></text:p>
            <text:p text:style-name="P31"><text:span text:style-name="AncientGreek_3a__20_Ἀρχαία_20_ἑλληνικά"><text:span text:style-name="T4">Μάνδρας ἔσω πρόβατα ποιμὴν εἰσάγων μετ’ αὐτῶν καὶ λύκον ἤμελλε συγκλεῖσαι, εἰ μὴ &lt;ὁ&gt; κύων ἰδὼν πρὸς αὐτὸν εἶπεν· « Πῶς τὰ πρόβατα τῆς ποίμνης θέλων σῶσαι τόνδε τὸν λύκον συνεισάγεις τῇ ποίμνῃ ; » </text:span></text:span></text:p>
            <text:p text:style-name="P31"><text:span text:style-name="AncientGreek_3a__20_Ἀρχαία_20_ἑλληνικά"><text:span text:style-name="T4"/></text:span></text:p>
            <text:p text:style-name="P31"><text:span text:style-name="AncientGreek_3a__20_Ἀρχαία_20_ἑλληνικά"><text:span text:style-name="T4">Ὅτι μεγίστην βλάβην καὶ θανάτου παραιτίαν οἶδε ποιεῖν τῶν κακῶν ἡ συνοίκησις.</text:span></text:span></text:p>
          </table:table-cell>
          <table:table-cell table:style-name="Table3.A1" office:value-type="string">
            <text:p text:style-name="P23"><text:span text:style-name="T7">A</text:span> Shepherd <text:span text:style-name="T7">Introducing</text:span> <text:span text:style-name="T7">A</text:span> Wolf Into The Sheepfold And <text:span text:style-name="T7">A</text:span> Dog</text:p>
            <text:p text:style-name="P23">A shepherd, who brought his sheep inside the stable, was going to lock up a wolf with them, if his dog, who had noticed it, had not said to him: "How you, who value the life of your sheep, do you bring this wolf in with them? »</text:p>
            <text:p text:style-name="P23"/>
            <text:p text:style-name="P23">The society of the wicked is capable of causing the greatest damage and even death.</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4">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23"><text:span text:style-name="T7">A</text:span> Shepherd <text:span text:style-name="T7">Playing</text:span></text:p>
            <text:p text:style-name="P23">A shepherd, who led his flock quite a distance from the village, constantly indulged in the following joke. He was calling the people of the village to his aid, shouting that the wolves were attacking his sheep. Two or three times the people of the village were frightened and rushed out, then they returned mystified. But in the end it happened that wolves actually showed up. While they ransacked the herd, the shepherd called for help from the villagers; but these, imagining that he was joking as usual, cared little for him. It so happened that he lost his sheep.</text:p>
            <text:p text:style-name="P23"/>
            <text:p text:style-name="P23">This fable shows that liars only gain one thing, and that is not to be believed, even when they tell the truth.</text:p>
          </table:table-cell>
        </table:table-row>
        <table:table-row table:style-name="Table3.1">
          <table:table-cell table:style-name="Table3.A1" office:value-type="string">
            <text:p text:style-name="P12"><text:span text:style-name="AncientGreek_3a__20_Ἀρχαία_20_ἑλληνικά"><text:span text:style-name="T4"/></text:span></text:p>
            <text:p text:style-name="P40"><text:span text:style-name="AncientGreek_3a__20_Ἀρχαία_20_ἑλληνικά"><text:span text:style-name="T1">319. Πόλεμος καὶ Ὕβρις</text:span></text:span></text:p>
            <text:p text:style-name="P45"><text:span text:style-name="AncientGreek_3a__20_Ἀρχαία_20_ἑλληνικά"><text:span text:style-name="T4">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45"><text:span text:style-name="AncientGreek_3a__20_Ἀρχαία_20_ἑλληνικά"><text:span text:style-name="T4"/></text:span></text:p>
            <text:p text:style-name="P13"><text:span text:style-name="AncientGreek_3a__20_Ἀρχαία_20_ἑλληνικά"><text:span text:style-name="T4">Ὅτι ἔνθα &lt;ἂν&gt; προέλθῃ ὕβρις ἢ ἐν πόλει ἢ ἐν ἔθνεσι, πόλεμος καὶ μάχαι εὐθὺς μετ’ αὐτὴν ἀκολουθεῖ.</text:span></text:span></text:p>
          </table:table-cell>
          <table:table-cell table:style-name="Table3.A1" office:value-type="string">
            <text:p text:style-name="P23"><text:span text:style-name="T7">A</text:span> God Of War And <text:span text:style-name="T7">Hubris</text:span></text:p>
            <text:p text:style-name="P23">All the gods having decided to marry, each took the woman assigned to him by fate. The god of war, having stayed for the last draw, found only Violence. He fell in love with her and married her. That's why he accompanies her wherever she goes.</text:p>
            <text:p text:style-name="P23"/>
            <text:p text:style-name="P23">Wherever violence appears, in a city or among nations, war and combat immediately follow it.</text:p>
          </table:table-cell>
        </table:table-row>
        <table:table-row table:style-name="Table3.1">
          <table:table-cell table:style-name="Table3.A1" office:value-type="string">
            <text:p text:style-name="P48"><text:span text:style-name="AncientGreek_3a__20_Ἀρχαία_20_ἑλληνικά"><text:span text:style-name="T1">320. Ποταμὸς καὶ βύρσα</text:span></text:span></text:p>
            <text:p text:style-name="P45"><text:span text:style-name="AncientGreek_3a__20_Ἀρχαία_20_ἑλληνικά"><text:span text:style-name="T4">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3"><text:span text:style-name="AncientGreek_3a__20_Ἀρχαία_20_ἑλληνικά"><text:span text:style-name="T4">Ὅτι τολμηρὸν ἄνδρα καὶ αὐθάδη πολλάκις εἰς γῆν κατήγαγε συμφορὰ βίου.</text:span></text:span></text:p>
          </table:table-cell>
          <table:table-cell table:style-name="Table3.A1" office:value-type="string">
            <text:p text:style-name="P23">The River And The Skin</text:p>
            <text:p text:style-name="P23">A river, seeing an ox hide that it was carrying in its waters, asked him his name. "My name is Dure," she replied. Then rushing its current upon her: "Find another name," she said; because I will quickly have made you soft. »</text:p>
            <text:p text:style-name="P23"/>
            <text:p text:style-name="P23">Often the bold and the proud are overwhelmed by the misfortunes of life.</text:p>
          </table:table-cell>
        </table:table-row>
        <table:table-row table:style-name="Table3.1">
          <table:table-cell table:style-name="Table3.A1" office:value-type="string">
            <text:p text:style-name="P3"><text:span text:style-name="AncientGreek_3a__20_Ἀρχαία_20_ἑλληνικά"><text:span text:style-name="T4"><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4">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τοὺς ἀφυῶς ταῖς τέχναις προσφερομένους ὁ λόγος ἁρμόδιός ἐστι.</text:span></text:span></text:p>
          </table:table-cell>
          <table:table-cell table:style-name="Table3.A1" office:value-type="string">
            <text:p text:style-name="P23"><text:span text:style-name="T7">A </text:span>Sheared Sheep</text:p>
            <text:p text:style-name="P23">A sheep being awkwardly sheared said to the shearer: “If you want my wool, cut higher; if on the contrary it is my flesh that you desire, kill me once and for all, and stop torturing me piece by piece. »</text:p>
            <text:p text:style-name="P23"/>
            <text:p text:style-name="P23">This fable applies to those who are clumsy in their trade.</text:p>
          </table:table-cell>
        </table:table-row>
        <text:soft-page-break/>
        <table:table-row table:style-name="Table3.1">
          <table:table-cell table:style-name="Table3.A1" office:value-type="string">
            <text:p text:style-name="P47"><text:span text:style-name="AncientGreek_3a__20_Ἀρχαία_20_ἑλληνικά"><text:span text:style-name="T1">322. Προμηθεὺς καὶ ἄνθρωποι</text:span></text:span></text:p>
            <text:p text:style-name="P43"><text:span text:style-name="AncientGreek_3a__20_Ἀρχαία_20_ἑλληνικά"><text:span text:style-name="T4">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43"><text:span text:style-name="AncientGreek_3a__20_Ἀρχαία_20_ἑλληνικά"><text:span text:style-name="T4"/></text:span></text:p>
            <text:p text:style-name="P13"><text:span text:style-name="AncientGreek_3a__20_Ἀρχαία_20_ἑλληνικά"><text:span text:style-name="T4">Πρὸς ἄνδρα σκαιὸν καὶ θηριώδη ὁ λόγος εὔκαιρος.</text:span></text:span></text:p>
          </table:table-cell>
          <table:table-cell table:style-name="Table3.A1" office:value-type="string">
            <text:p text:style-name="P23">Prometheus And Men</text:p>
            <text:p text:style-name="P23">Prometheus, on the order of Zeus, had modeled men and beasts. But Zeus, having noticed that the beasts were much more numerous, commanded him to make a certain number of them disappear by transforming them into men. Prometheus carried out this order. As a result, those who have not received the human form from the beginning have the form of a man, but the soul of a beast.</text:p>
            <text:p text:style-name="P23"/>
            <text:p text:style-name="P23">The fable applies to clumsy and brutal men.</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4">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23">The Rose And Amaranth</text:p>
            <text:p text:style-name="P23">An amaranth that had grown next to a rose said to her: “How beautiful you are! you are the delight of gods and men. I congratulate you on your beauty and your perfume. — Me, answered the rose, I live only a few days, amaranth, and even if they don't pick me, I wither; but you, you are always in bloom and you always remain so young. »</text:p>
            <text:p text:style-name="P23"/>
            <text:p text:style-name="P23">It is better to last with little than to live in luxury for a while, only to suffer a change of fortune and even death.</text:p>
          </table:table-cell>
        </table:table-row>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4">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23"><text:span text:style-name="T7">A</text:span> <text:span text:style-name="T6">P</text:span><text:span text:style-name="T7">omegranate</text:span> <text:span text:style-name="T7">Tree</text:span>, <text:span text:style-name="T7">An</text:span> <text:span text:style-name="T8">Apple</text:span> <text:span text:style-name="T7">Tree</text:span>, <text:span text:style-name="T7">An</text:span> <text:span text:style-name="T8">Olive</text:span><text:span text:style-name="T6"> </text:span><text:span text:style-name="T7">Tree</text:span><text:span text:style-name="T6"> </text:span><text:span text:style-name="T8">And</text:span> <text:span text:style-name="T7">A</text:span> <text:span text:style-name="T9">Thorn Bush</text:span></text:p>
            <text:p text:style-name="P23">The pomegranate, apple and olive trees disputed the quality of their fruit. As the discussion grew lively, a bramble who was listening to them from the neighboring hedge said: "My friends, let's finally stop quarreling." »</text:p>
            <text:p text:style-name="P23"/>
            <text:p text:style-name="P23">This is how, in times when the best citizens are divided, the common people try to make themselves important.</text:p>
          </table:table-cell>
        </table:table-row>
        <table:table-row table:style-name="Table3.1">
          <table:table-cell table:style-name="Table3.A1" office:value-type="string">
            <text:p text:style-name="P48"><text:span text:style-name="AncientGreek_3a__20_Ἀρχαία_20_ἑλληνικά"><text:span text:style-name="T1">325. Σαλπιγκτής</text:span></text:span></text:p>
            <text:p text:style-name="P45"><text:span text:style-name="AncientGreek_3a__20_Ἀρχαία_20_ἑλληνικά"><text:span text:style-name="T4">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45"><text:span text:style-name="AncientGreek_3a__20_Ἀρχαία_20_ἑλληνικά"><text:span text:style-name="T4"/></text:span></text:p>
            <text:p text:style-name="P13"><text:span text:style-name="AncientGreek_3a__20_Ἀρχαία_20_ἑλληνικά"><text:span text:style-name="T4">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23"><text:span text:style-name="T10">A</text:span> T<text:span text:style-name="T8">rupmeteer</text:span></text:p>
            <text:p text:style-name="P23">A trumpet which sounded the assembly having been taken by the enemies, shouted: “Do not kill me, comrades, lightly and without cause; for I have killed none of you, and besides this copper I have nothing. But he was answered: "All the more reason for you to die, since, being unable to make war yourself, you are inciting everyone to battle." »</text:p>
            <text:p text:style-name="P23"/>
            <text:p text:style-name="P23">This fable shows that the most culpable are those who incite wicked and cruel princes to evil.</text:p>
          </table:table-cell>
        </table:table-row>
        <text:soft-page-break/>
        <table:table-row table:style-name="Table3.1">
          <table:table-cell table:style-name="Table3.A1" office:value-type="string">
            <text:p text:style-name="P3"><text:span text:style-name="AncientGreek_3a__20_Ἀρχαία_20_ἑλληνικά"><text:span text:style-name="T1">326. Σπάλαξ καὶ μήτηρ</text:span></text:span></text:p>
            <text:p text:style-name="P13"><text:span text:style-name="AncientGreek_3a__20_Ἀρχαία_20_ἑλληνικά"><text:span text:style-name="T4">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23">The Mole And His Mother</text:p>
            <text:p text:style-name="P23">A mole—the mole is a blind animal—told its mother that it saw clearly. His mother, to test him, gave him a grain of incense, and asked him what it was: "It's a pebble," she said. — My child, resumed the mother, not only are you deprived of your sight, but you have also lost your sense of smell. »</text:p>
            <text:p text:style-name="P23"/>
            <text:p text:style-name="P23">Similarly, some braggarts promise the impossible and are convinced of impotence in the simplest cases.</text:p>
          </table:table-cell>
        </table:table-row>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4">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ιδάσκει δεῖν πρὸ τῶν κινδύνων τὰς παρασκευὰς ποιεῖσθαι.</text:span></text:span></text:p>
          </table:table-cell>
          <table:table-cell table:style-name="Table3.A1" office:value-type="string">
            <text:p text:style-name="P23">The Boar And The Fox</text:p>
            <text:p text:style-name="P23">A boar, posted near a tree, was sharpening its tusks. A fox asked him why, when neither hunter nor danger pressed him, he sharpened his tusks. “It's not for nothing,” he said, “that I do it; for if danger comes to surprise me, I will not then have time to sharpen them; but I shall find them all ready to do their duty. »</text:p>
            <text:p text:style-name="P23"/>
            <text:p text:style-name="P23">This fable teaches that one should not wait for danger to make preparations.</text:p>
          </table:table-cell>
        </table:table-row>
        <table:table-row table:style-name="Table3.1">
          <table:table-cell table:style-name="Table3.A1" office:value-type="string">
            <text:p text:style-name="P3"><text:span text:style-name="AncientGreek_3a__20_Ἀρχαία_20_ἑλληνικά"><text:span text:style-name="T1">328. Σῦς ἄγριος καὶ ἵππος καὶ κυνηγέτης</text:span></text:span></text:p>
            <text:p text:style-name="P13"><text:span text:style-name="AncientGreek_3a__20_Ἀρχαία_20_ἑλληνικά"><text:span text:style-name="T4">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23"><text:span text:style-name="T8">A</text:span> Boar, <text:span text:style-name="T8">A</text:span> Horse And <text:span text:style-name="T8">A</text:span> Hunter</text:p>
            <text:p text:style-name="P23">The boar and the horse shared the same pasture. As the boar every moment destroyed the grass and clouded the water, the horse, wanting to take revenge on him, resorted to the help of a hunter. But the latter having declared that he could only lend him a hand if he consented to receive a bridle and to take it himself on his back, the horse submitted to all his demands. Then the hunter mounted on his back put the boar out of action, and, taking the horse home, tied it to the rack.</text:p>
            <text:p text:style-name="P23"/>
            <text:p text:style-name="P23">Thus many people, wishing, under the influence of a blind anger, to avenge themselves on their enemies, throw themselves under the yoke of others.</text:p>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text:span></text:span></text:p>
            <text:p text:style-name="P13"><text:span text:style-name="AncientGreek_3a__20_Ἀρχαία_20_ἑλληνικά"><text:span text:style-name="T4">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23"><text:span text:style-name="T8">A</text:span> <text:span text:style-name="T8">Sow</text:span> A<text:span text:style-name="T8">nd A</text:span> Female Dog <text:span text:style-name="T8">Insulding Eachother</text:span></text:p>
            <text:p text:style-name="P23">The sow and the female dog hurled insults at each other. The sow swore by Aphrodite that she would tear the female dog to pieces. The dog replied ironically; " It's good Make it up to you to swear to us by Aphrodite: it seems that she loves you with all her tenderness, she who absolutely refuses to admit into her temple anyone who has tasted your impure flesh. “That in itself is further proof that the goddess loves me, since she absolutely repels anyone who kills me or mistreats me in any way. As for you, you smell bad, both during your lifetime and after your death. »</text:p>
            <text:p text:style-name="P23"/>
            <text:p text:style-name="P23">This fable shows that wise orators adroitly turn the insults of their enemies to their praise.</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6"><text:span text:style-name="AncientGreek_3a__20_Ἀρχαία_20_ἑλληνικά"><text:span text:style-name="T4">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6"><text:span text:style-name="AncientGreek_3a__20_Ἀρχαία_20_ἑλληνικά"><text:span text:style-name="T4"/></text:span></text:p>
            <text:p text:style-name="P16"><text:span text:style-name="AncientGreek_3a__20_Ἀρχαία_20_ἑλληνικά"><text:span text:style-name="T4">Ὁ μῦθος πρὸς ἄνδρας ἐξώλεις ὠφελεῖν μὲν ἐπαγγελλομένους, βλάπτοντας δὲ μεγάλα.</text:span></text:span></text:p>
          </table:table-cell>
          <table:table-cell table:style-name="Table3.A1" office:value-type="string">
            <text:p text:style-name="P23">Wasps, Partridges And <text:span text:style-name="T8">A</text:span> Plowman</text:p>
            <text:p text:style-name="P23">Wasps and partridges, pressed by thirst, came to find a plowman, to ask him to drink, promising, in exchange for a little water, to do him a favor, the partridges digging his vineyard, and the wasps going around it to ward off the thieves with their goads. The plowman answered: "But I have two oxen which do everything to me without promising anything: it is therefore better that I give them than to you." »</text:p>
            <text:p text:style-name="P23"/>
            <text:p text:style-name="P23">This fable is addressed to corrupt men who promise favors and cause great damage.</text:p>
          </table:table-cell>
        </table:table-row>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7"><text:span text:style-name="AncientGreek_3a__20_Ἀρχαία_20_ἑλληνικά"><text:span text:style-name="T4">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7"><text:span text:style-name="AncientGreek_3a__20_Ἀρχαία_20_ἑλληνικά"><text:span text:style-name="T4"/></text:span></text:p>
            <text:p text:style-name="P17"><text:span text:style-name="AncientGreek_3a__20_Ἀρχαία_20_ἑλληνικά"><text:span text:style-name="T4">Ὁ λόγος δηλοῖ ὅτι τινὲς τοῖς ἐχθροῖς αἱροῦνται συναποθνῄσκειν.</text:span></text:span></text:p>
          </table:table-cell>
          <table:table-cell table:style-name="Table3.A1" office:value-type="string">
            <text:p text:style-name="P23"><text:span text:style-name="T8">A</text:span> Wasp And <text:span text:style-name="T8">A</text:span> Snake</text:p>
            <text:p text:style-name="P23">One day a wasp sat on the head of a snake and tormented it, stinging it relentlessly with its sting. The snake, mad with pain, unable to avenge itself on its enemy, put its head under the wheel of a cart and thus died with the wasp.</text:p>
            <text:p text:style-name="P23"/>
            <text:p text:style-name="P23">This fable shows that some people don't shy away from dying with their enemies.</text:p>
          </table:table-cell>
        </table:table-row>
        <text:soft-page-break/>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7"><text:span text:style-name="AncientGreek_3a__20_Ἀρχαία_20_ἑλληνικά"><text:span text:style-name="T4">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7"><text:span text:style-name="AncientGreek_3a__20_Ἀρχαία_20_ἑλληνικά"><text:span text:style-name="T4"/></text:span></text:p>
            <text:p text:style-name="P17"><text:span text:style-name="AncientGreek_3a__20_Ἀρχαία_20_ἑλληνικά"><text:span text:style-name="T4">Οὕτω πολλοὶ διὰ φόβον τῶν κρειττόνων καὶ τὰς ἐκ τῶν ἡττόνων ὕβρεις ὑπομένουσιν.</text:span></text:span></text:p>
          </table:table-cell>
          <table:table-cell table:style-name="Table3.A1" office:value-type="string">
            <text:p text:style-name="P23"><text:span text:style-name="T8">A</text:span> Bull And Wild Goats</text:p>
            <text:p text:style-name="P23"/>
            <text:p text:style-name="P23">A bull pursued by a lion took refuge in a den where there were wild goats. Struck and gored by them, he said to them: “If I endure your blows, it is not that I am afraid of you, but I fear the one who stands at the entrance of the cave. »</text:p>
            <text:p text:style-name="P23"/>
            <text:p text:style-name="P23">It is thus that often the fear of someone stronger makes us bear the outrages of someone weaker than ourselves.</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8"><text:span text:style-name="AncientGreek_3a__20_Ἀρχαία_20_ἑλληνικά"><text:span text:style-name="T4">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8"><text:span text:style-name="AncientGreek_3a__20_Ἀρχαία_20_ἑλληνικά"><text:span text:style-name="T4"/></text:span></text:p>
            <text:p text:style-name="P18"><text:span text:style-name="AncientGreek_3a__20_Ἀρχαία_20_ἑλληνικά"><text:span text:style-name="T4">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23"><text:span text:style-name="T8">A</text:span> Peacock And <text:span text:style-name="T8">A</text:span> Crane</text:p>
            <text:p text:style-name="P23">The peacock made fun of the crane and criticized its color. 'I,' he said, 'am dressed in gold and purple; you don't wear anything beautiful on your wings. “But I,” replied the crane, “I sing very close to the stars and I rise to the heights of the sky; you, like the roosters, you walk on the ground, with the hens. »</text:p>
            <text:p text:style-name="P23"/>
            <text:p text:style-name="P23">It is better to be illustrious in poor clothing than to live without glory, panading in wealth.</text:p>
          </table:table-cell>
        </table:table-row>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4">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28"><text:span text:style-name="T8">A</text:span> Peacock And <text:span text:style-name="T8">A</text:span> Jackdaw</text:p>
            <text:p text:style-name="P28">the birds deliberated over the choice of a king. The peacock pretended to be made king because of his beauty, and the birds were about to vote for him, when the jackdaw cried: "But if, when you reign, the eagle gives us chase, what help can we expect? of you ? »</text:p>
            <text:p text:style-name="P23"/>
            <text:p text:style-name="P23">This fable shows that one should not blame those who, foreseeing future perils, take their precautions in advance.</text:p>
          </table:table-cell>
        </table:table-row>
        <text:soft-page-break/>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9"><text:span text:style-name="AncientGreek_3a__20_Ἀρχαία_20_ἑλληνικά"><text:span text:style-name="T4">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9"><text:span text:style-name="AncientGreek_3a__20_Ἀρχαία_20_ἑλληνικά"><text:span text:style-name="T4"/></text:span></text:p>
            <text:p text:style-name="P19"><text:span text:style-name="AncientGreek_3a__20_Ἀρχαία_20_ἑλληνικά"><text:span text:style-name="T4">Ὅτι τοὺς φρονίμους τῶν ἀνθρώπων αἱ τῶν πέλας συμφοραὶ σωφρονίζουσι.</text:span></text:span></text:p>
          </table:table-cell>
          <table:table-cell table:style-name="Table3.A1" office:value-type="string">
            <text:p text:style-name="P23">The Cicada And The Fox</text:p>
            <text:p text:style-name="P23">A cicada was singing on a high tree. A fox who wanted to devour her imagined this trick. He placed himself in front of her, he admired her beautiful voice and he invited her to come down: he wanted, he said, to see the animal which had such a voice. Suspecting the trap, the cicada tore off a leaf and dropped it. The fox ran up, thinking it was the cicada. "You're wrong, buddy," she said to him, "if you thought I'd come down: I've been wary of foxes since the day I saw cicada wings in the droppings of one of them." »</text:p>
            <text:p text:style-name="P23"/>
            <text:p text:style-name="P23">The neighbour's misfortunes soothe sensible 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4">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23">The Cicada And The Ants</text:p>
            <text:p text:style-name="P23">It was in winter; their grain being wet, the ants made it dry. A hungry cicada asked them for something to eat. The ants said to him: “Why, during the summer, did you not also gather provisions? "I didn't have time," replied the cicada: I was singing melodiously. The ants laughed in his face: “Well! they said, if you sang in summer, dance in winter. »</text:p>
            <text:p text:style-name="P23"/>
            <text:p text:style-name="P23">This fable shows that in any business one must guard against negligence, if one wishes to avoid grief and 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4">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3">The Wall And The Ankle</text:p>
            <text:p text:style-name="P23">A wall, brutally pierced by a peg, cried: "Why do you pierce me, I who have done you no harm?" — It is not I, said the ankle, who am the cause of what you suffer, but the one who strikes me violently from behind. »</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4">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ἐκ τῆς ἀρχῆς τὰ τέλη δεῖ προσκοπῆσαι καὶ τότε δὴ λοιπὸν ἑαυτοὺς περισῴζειν.</text:span></text:span></text:p>
          </table:table-cell>
          <table:table-cell table:style-name="Table3.A1" office:value-type="string">
            <text:p text:style-name="P23">The Archer And The Lion</text:p>
            <text:p text:style-name="P23">A skilled archer went up the mountain to hunt there. All the animals fled; only the lion challenged him to battle. The man shot him a line and having reached him, said to him: “See who my messenger is, after which I will come to you too. The wounded lion began to flee. However, a fox shouted to him to have confidence and not to run away. The lion answered him: “You will not impress me; if he has such a bitter messenger, when he himself comes, what shall I do? »</text:p>
            <text:p text:style-name="P23"/>
            <text:p text:style-name="P23">It is at the beginning that we must examine the end and therefore ensure our salvation.</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4">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Τοὺς ἀχαρίστους καὶ βουλομένους τοὺς φίλους πλεονεκτεῖν ὁ μῦθος ἐλέγχει.</text:span></text:span></text:p>
          </table:table-cell>
          <table:table-cell table:style-name="Table3.A1" office:value-type="string">
            <text:p text:style-name="P23"><text:span text:style-name="T8">A</text:span> Goat And <text:span text:style-name="T8">A</text:span> Vine</text:p>
            <text:p text:style-name="P23">At the time when the vine sprouts its shoots, a goat grazed on the buds. The vine said to him: “Why do you damage me? Is there no more green grass? I will none the less provide all the necessary wine, when you are sacrificed. »</text:p>
            <text:p text:style-name="P23"/>
            <text:p text:style-name="P23">This fable confuses people who are ungrateful and want to rob their friends.</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4">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3"><text:span text:style-name="T8">Some </text:span>H<text:span text:style-name="T8">yenas</text:span></text:p>
            <text:p text:style-name="P23">Hyenas, it is said, change their nature every year and become alternately male and female. But one day a male hyena took an unnatural posture towards a female hyena. She replied: “If you do that, comrade, think that you will soon undergo the same treatment. »</text:p>
            <text:p text:style-name="P23"/>
            <text:p text:style-name="P23">This is what the magistrate in charge could say to the magistrate who is to succeed him, if he had to suffer some indignity from him.</text:p>
          </table:table-cell>
        </table:table-row>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37"><text:span text:style-name="AncientGreek_3a__20_Ἀρχαία_20_ἑλληνικά"><text:span text:style-name="T4">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37"><text:span text:style-name="AncientGreek_3a__20_Ἀρχαία_20_ἑλληνικά"><text:span text:style-name="T4"/></text:span></text:p>
            <text:p text:style-name="P20"><text:span text:style-name="AncientGreek_3a__20_Ἀρχαία_20_ἑλληνικά"><text:span text:style-name="T4">Πρὸς ἄνδρα ἀμφίβολον.</text:span></text:span></text:p>
          </table:table-cell>
          <table:table-cell table:style-name="Table3.A1" office:value-type="string">
            <text:p text:style-name="P23"><text:span text:style-name="T8">A</text:span> Hyena And <text:span text:style-name="T8">A</text:span> Fox</text:p>
            <text:p text:style-name="P23">It is said that hyenas change nature every year and alternately become male and female. But a hyena, seeing a fox, reproached him for pushing her away, when she wanted to become his friend. "It's not me you have to blame," replied the fox, "it's your nature, which means that I don't know if I'll have a friend or a friend in you." »</text:p>
            <text:p text:style-name="P23"/>
            <text:p text:style-name="P23">This is aimed at the ambiguous man.</text:p>
          </table:table-cell>
        </table:table-row>
        <text:soft-page-break/>
        <table:table-row table:style-name="Table3.1">
          <table:table-cell table:style-name="Table3.A1" office:value-type="string">
            <text:p text:style-name="P3"><text:span text:style-name="AncientGreek_3a__20_Ἀρχαία_20_ἑλληνικά"><text:span text:style-name="T1">342. Ὗς καὶ κύων περὶ εὐτοκίας</text:span></text:span></text:p>
            <text:p text:style-name="P13"><text:span text:style-name="AncientGreek_3a__20_Ἀρχαία_20_ἑλληνικά"><text:span text:style-name="T4">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οὐκ ἐν τῷ τάχει τὰ πράγματα, ἐν δὲ τῇ τελειότητι κρίνεται.</text:span></text:span></text:p>
          </table:table-cell>
          <table:table-cell table:style-name="Table3.A1" office:value-type="string">
            <text:p text:style-name="P23"><text:span text:style-name="T8">A</text:span> Sow And <text:span text:style-name="T8">A</text:span> Female Dog Disputing About Fertility</text:p>
            <text:p text:style-name="P23">The sow and the female dog were arguing about fertility. The female dog claimed that, alone of all quadrupeds, she had short litters. “When you say that, says the sow, recognize that you only give birth to blind people. »</text:p>
            <text:p text:style-name="P23"/>
            <text:p text:style-name="P23">This fable shows that a work is judged, not on the speed, but on the perfection of the execution.</text:p>
          </table:table-cell>
        </table:table-row>
        <table:table-row table:style-name="Table3.1">
          <table:table-cell table:style-name="Table3.A1" office:value-type="string">
            <text:p text:style-name="P47"><text:span text:style-name="AncientGreek_3a__20_Ἀρχαία_20_ἑλληνικά"><text:span text:style-name="T1">343. Φαλακρὸς ἱππεύς</text:span></text:span></text:p>
            <text:p text:style-name="P43"><text:span text:style-name="AncientGreek_3a__20_Ἀρχαία_20_ἑλληνικά"><text:span text:style-name="T4">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3"><text:span text:style-name="T8">A</text:span> Bald Rider</text:p>
            <text:p text:style-name="P23">A bald man who wore a wig rode on horseback. The wind, having begun to blow, took away his false hair, and the witnesses of his misfortune began to laugh out loud. Then the rider, stopping his horse, said: "What is it strange that hairs which are not mine leave me, they which have abandoned even their true owner, with whom nature gave birth? »</text:p>
            <text:p text:style-name="P23"/>
            <text:p text:style-name="P23">We should not be distressed by the accidents that happen to us: what we do not have in our nature from birth .</text:p>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4">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οὐδὲν ἡ κτῆσις, ἐὰν μὴ ἡ χρῆσις προσῇ.</text:span></text:span></text:p>
          </table:table-cell>
          <table:table-cell table:style-name="Table3.A1" office:value-type="string">
            <text:p text:style-name="P23"><text:span text:style-name="T8">A</text:span> Miser</text:p>
            <text:p text:style-name="P23">A miser converts all his fortune into gold, makes an ingot of it and buries it in a certain place, where he buries his heart and his mind at the same time. Every day he came to see his treasure. Now a workman observed it, guessed what it was, and, digging up the ingot, took it away. Some time later, the miser also came, and, finding the place empty, he began to moan and tear his hair. A fellow, having seen him lament thus, and having inquired about the motive, said to him: “Don't despair like this, friend; for, while having gold, you had none. Take a stone, put it instead of gold, and imagine that it is your gold; he will perform the same office for you; for as I see, even when the gold was there, you did not use your property. »</text:p>
            <text:p text:style-name="P23"/>
            <text:p text:style-name="P23">This fable shows that possession is nothing if enjoyment is not added to it.</text:p>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1"><text:span text:style-name="AncientGreek_3a__20_Ἀρχαία_20_ἑλληνικά"><text:span text:style-name="T4">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1"><text:span text:style-name="AncientGreek_3a__20_Ἀρχαία_20_ἑλληνικά"><text:span text:style-name="T4"/></text:span></text:p>
            <text:p text:style-name="P21"><text:span text:style-name="AncientGreek_3a__20_Ἀρχαία_20_ἑλληνικά"><text:span text:style-name="T4">[Ὅτι] τοὺς ὑπνώδεις καὶ ἀργοὺς καὶ ἐξ ἀλλοτρίων πόνων τρεφομένους ὁ μῦθος ἐλέγχει.</text:span></text:span></text:p>
          </table:table-cell>
          <table:table-cell table:style-name="Table3.A1" office:value-type="string">
            <text:p text:style-name="P23"><text:span text:style-name="T8">A</text:span> Blacksmith And His Dog</text:p>
            <text:p text:style-name="P23"/>
            <text:p text:style-name="P23">A blacksmith had a dog. When he forged, the dog slept; but when he began to eat, the dog came and sat beside him. The blacksmith, having thrown him a bone, said to him: “Unhappy beast, always asleep, when I strike my anvil, you sleep; but when I move my jaws, immediately you wake up. »</text:p>
            <text:p text:style-name="P23"/>
            <text:p text:style-name="P23">Sleepy, lazy people who live off other people's labor will recognize themselves in this fable.</text:p>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4">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3">Winter And Spring</text:p>
            <text:p text:style-name="P23">Winter once made fun of Spring and charged it with reproaches. As soon as he appeared, no one remained at rest; one went to the meadows or the woods, taking pleasure in picking flowers, lilies and roses, spinning them before his eyes and putting them in his hair; the other embarked, and, on occasion, crossed the sea to see other men; nobody cared anymore about the winds or the heavy showers. “Me, he added, I look like a leader and an absolute monarch. I want you to turn your eyes, not towards the sky, but down towards the earth, and I force people to fear and to tremble, and to resign themselves sometimes to keeping their house all day. 'That's why,' replied Printemps, 'that men take pleasure in being freed from your presence. From me, on the contrary, the very name seems beautiful to them, the fairest, by Zeus, of all names. Also, when I disappeared, they keep my memory, and, as soon as I appeared, they are full of joy. »</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4">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3"><text:span text:style-name="T8">A</text:span> Swallow And <text:span text:style-name="T8">A</text:span> Dragon</text:p>
            <text:p text:style-name="P23">A swallow that had made its nest in a court had come out, when a dragon came crawling to devour its young. Upon her return, finding the nest empty, she moaned, outraged with pain. Another swallow, to console her, told her that she was not the only one who had had the misfortune to lose her young. “Oh! she replied, I am less sorry to have lost my children than because I am the victim of a crime in a place where victims of violence find assistance. »</text:p>
            <text:p text:style-name="P23"><text:span text:style-name="T11">This fable shows that misfortunes are often more difficult to bear when they come from those from whom they were least expected.</text:span> </text:p>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4">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λόγος δηλοῖ ὅτι ἡ τοῦ σώματος παράτασις εὐπρεπείας καλλίων.</text:span></text:span></text:p>
          </table:table-cell>
          <table:table-cell table:style-name="Table3.A1" office:value-type="string">
            <text:p text:style-name="P23"><text:span text:style-name="T8">A</text:span> Swallow And <text:span text:style-name="T8">A</text:span> Crow Disputing About Their Beauty</text:p>
            <text:p text:style-name="P23">The swallow and the crow argued over their beauty. To the swallow's reasons the crow replied, "Your beauty only blooms in the season of spring, while I have a body that defies even winter." »</text:p>
            <text:p text:style-name="P23"/>
            <text:p text:style-name="P23">This fable shows that it is better to prolong your life than to be beautiful.</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2"><text:span text:style-name="AncientGreek_3a__20_Ἀρχαία_20_ἑλληνικά"><text:span text:style-name="T4">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2"><text:span text:style-name="AncientGreek_3a__20_Ἀρχαία_20_ἑλληνικά"><text:span text:style-name="T4"/></text:span></text:p>
            <text:p text:style-name="P22"><text:span text:style-name="AncientGreek_3a__20_Ἀρχαία_20_ἑλληνικά"><text:span text:style-name="T4">Ὁ λόγος δηλοῖ ὅτι οἱ τὰ μέλλοντα προορώμενοι εἰκότως τοὺς κινδύνους διακρούονται.</text:span></text:span></text:p>
          </table:table-cell>
          <table:table-cell table:style-name="Table3.A1" office:value-type="string">
            <text:p text:style-name="P23"><text:span text:style-name="T8">A</text:span> Swallow And <text:span text:style-name="T8">Some</text:span> Birds</text:p>
            <text:p text:style-name="P23">As the mistletoe had just sprouted, the swallow, sensing the danger which threatened the birds, gathered them all together and advised them above all to cut the mistletoe from the oaks which bore it; but if that was impossible for them, to take refuge among the men and beg them not to resort to the effect of the glue to catch them. The birds laughed at her, calling her doting. So she went to the men and presented herself as a supplicant. They welcomed him because of his intelligence and gave him a place in their homes. It thus happened that the other birds were taken and eaten by the men, and that only the swallow, their protected, even nested without fear in their houses.</text:p>
            <text:p text:style-name="P23"/>
            <text:p text:style-name="P23">This fable shows that when we foresee the future, we naturally escape dangers.</text:p>
          </table:table-cell>
        </table:table-row>
        <table:table-row table:style-name="Table3.1">
          <table:table-cell table:style-name="Table3.A1" office:value-type="string">
            <text:p text:style-name="P3"><text:span text:style-name="AncientGreek_3a__20_Ἀρχαία_20_ἑλληνικά"><text:span text:style-name="T1">350. Χελιδὼν κομπάζουσα <text:s/>καὶ κορώνη.</text:span></text:span></text:p>
            <text:p text:style-name="P13"><text:span text:style-name="AncientGreek_3a__20_Ἀρχαία_20_ἑλληνικά"><text:span text:style-name="T4">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οἱ ἀλαζόνες διὰ τοῦ λόγου ψευδολογοῦντες αὐτοὶ ἑαυτοῖς ἔλεγχος καθίστανται.</text:span></text:span></text:p>
          </table:table-cell>
          <table:table-cell table:style-name="Table3.A1" office:value-type="string">
            <text:p text:style-name="P23"><text:span text:style-name="T8">A</text:span> Boasting Swallow And <text:span text:style-name="T8">A</text:span> Crow</text:p>
            <text:p text:style-name="P23">The swallow said to the crow: "I am a virgin, and Athenian, and princess, and daughter of the king of Athens," and she also told how Tereus had done violence to her and had cut out her tongue. The crow went on: “What would it be if you had your tongue, when having lost it, you gossip so much! »</text:p>
            <text:p text:style-name="P23"/>
            <text:p text:style-name="P23">By dint of lying, the boastful testify against themselves.</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4">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3"><text:span text:style-name="T8">A</text:span> Turtle And <text:span text:style-name="T8">An</text:span> Eagle</text:p>
            <text:p text:style-name="P23">A tortoise begged an eagle to teach him to fly. The eagle showing her that she was not made for flight, far from it! she only became more pressing in her prayers. So he took her in his claws, lifted her into the air, then let her go. The turtle fell on rocks and was shattered.</text:p>
            <text:p text:style-name="P23"/>
            <text:p text:style-name="P23">This fable shows that often, by wanting to compete with others, in spite of the wisest advice, one harms oneself.</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32"><text:span text:style-name="AncientGreek_3a__20_Ἀρχαία_20_ἑλληνικά"><text:span text:style-name="T4">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text:span></text:span></text:p>
            <text:p text:style-name="P32"><text:span text:style-name="AncientGreek_3a__20_Ἀρχαία_20_ἑλληνικά"><text:span text:style-name="T4"/></text:span></text:p>
            <text:p text:style-name="P32"><text:span text:style-name="AncientGreek_3a__20_Ἀρχαία_20_ἑλληνικά"><text:span text:style-name="T4">Ὁ λόγος δηλοῖ ὅτι πολλάκις φύσιν ἀμελοῦσαν πόνος ἐνίκησεν.</text:span></text:span></text:p>
          </table:table-cell>
          <table:table-cell table:style-name="Table3.A1" office:value-type="string">
            <text:p text:style-name="P23"><text:span text:style-name="T8">A</text:span> Turtle And <text:span text:style-name="T8">A</text:span> Hare</text:p>
            <text:p text:style-name="P23">The tortoise and the hare were arguing who was faster. Accordingly they fixed a day and a place and went their separate ways. Now the hare, confident in his natural speed, did not hurry to leave; he lay down by the side of the road and fell asleep; but the tortoise, which was conscious of its slowness, did not cease running, and thus taking the lead over the sleeping hare, it arrived at the goal and won the prize.</text:p>
            <text:p text:style-name="P23">This fable shows that hard work often trumps natural gifts, if they are neglected.</text:p>
          </table:table-cell>
        </table:table-row>
        <table:table-row table:style-name="Table3.1">
          <table:table-cell table:style-name="Table3.A1" office:value-type="string">
            <text:p text:style-name="P3"><text:span text:style-name="AncientGreek_3a__20_Ἀρχαία_20_ἑλληνικά"><text:span text:style-name="T3">353. </text:span></text:span><text:span text:style-name="AncientGreek_3a__20_Ἀρχαία_20_ἑλληνικά"><text:span text:style-name="T1">Χῆν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έρανοι</text:span></text:span></text:p>
            <text:p text:style-name="P13"><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τὸν</text:span></text:span><text:span text:style-name="AncientGreek_3a__20_Ἀρχαία_20_ἑλληνικά"><text:span text:style-name="T5"> </text:span></text:span><text:span text:style-name="AncientGreek_3a__20_Ἀρχαία_20_ἑλληνικά"><text:span text:style-name="T4">αὐτὸν</text:span></text:span><text:span text:style-name="AncientGreek_3a__20_Ἀρχαία_20_ἑλληνικά"><text:span text:style-name="T5"> </text:span></text:span><text:span text:style-name="AncientGreek_3a__20_Ἀρχαία_20_ἑλληνικά"><text:span text:style-name="T4">λειμῶνα</text:span></text:span><text:span text:style-name="AncientGreek_3a__20_Ἀρχαία_20_ἑλληνικά"><text:span text:style-name="T5"> </text:span></text:span><text:span text:style-name="AncientGreek_3a__20_Ἀρχαία_20_ἑλληνικά"><text:span text:style-name="T4">ἐνέμοντο</text:span></text:span><text:span text:style-name="AncientGreek_3a__20_Ἀρχαία_20_ἑλληνικά"><text:span text:style-name="T5">. </text:span></text:span><text:span text:style-name="AncientGreek_3a__20_Ἀρχαία_20_ἑλληνικά"><text:span text:style-name="T4">Ἐπιφανέντων</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αὐτοῖς</text:span></text:span><text:span text:style-name="AncientGreek_3a__20_Ἀρχαία_20_ἑλληνικά"><text:span text:style-name="T5"> </text:span></text:span><text:span text:style-name="AncientGreek_3a__20_Ἀρχαία_20_ἑλληνικά"><text:span text:style-name="T4">θηρευτῶν</text:span></text:span><text:span text:style-name="AncientGreek_3a__20_Ἀρχαία_20_ἑλληνικά"><text:span text:style-name="T5">, </text:span></text:span><text:span text:style-name="AncientGreek_3a__20_Ἀρχαία_20_ἑλληνικά"><text:span text:style-name="T4">α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γέρανοι</text:span></text:span><text:span text:style-name="AncientGreek_3a__20_Ἀρχαία_20_ἑλληνικά"><text:span text:style-name="T5"> </text:span></text:span><text:span text:style-name="AncientGreek_3a__20_Ἀρχαία_20_ἑλληνικά"><text:span text:style-name="T4">ἐλαφραὶ</text:span></text:span><text:span text:style-name="AncientGreek_3a__20_Ἀρχαία_20_ἑλληνικά"><text:span text:style-name="T5"> </text:span></text:span><text:span text:style-name="AncientGreek_3a__20_Ἀρχαία_20_ἑλληνικά"><text:span text:style-name="T4">οὖσαι</text:span></text:span><text:span text:style-name="AncientGreek_3a__20_Ἀρχαία_20_ἑλληνικά"><text:span text:style-name="T5"> </text:span></text:span><text:span text:style-name="AncientGreek_3a__20_Ἀρχαία_20_ἑλληνικά"><text:span text:style-name="T4">ἀπέπτησαν</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χῆνες</text:span></text:span><text:span text:style-name="AncientGreek_3a__20_Ἀρχαία_20_ἑλληνικά"><text:span text:style-name="T5"> </text:span></text:span><text:span text:style-name="AncientGreek_3a__20_Ἀρχαία_20_ἑλληνικά"><text:span text:style-name="T4">μείναντες</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ὸ</text:span></text:span><text:span text:style-name="AncientGreek_3a__20_Ἀρχαία_20_ἑλληνικά"><text:span text:style-name="T5"> </text:span></text:span><text:span text:style-name="AncientGreek_3a__20_Ἀρχαία_20_ἑλληνικά"><text:span text:style-name="T4">βάρος</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σωμάτων</text:span></text:span><text:span text:style-name="AncientGreek_3a__20_Ἀρχαία_20_ἑλληνικά"><text:span text:style-name="T5"> </text:span></text:span><text:span text:style-name="AncientGreek_3a__20_Ἀρχαία_20_ἑλληνικά"><text:span text:style-name="T4">συνελήφθησαν</text:span></text:span><text:span text:style-name="AncientGreek_3a__20_Ἀρχαία_20_ἑλληνικά"><text:span text:style-name="T5">.</text:span></text:span></text:p>
            <text:p text:style-name="P13"><text:span text:style-name="AncientGreek_3a__20_Ἀρχαία_20_ἑλληνικά"><text:span text:style-name="T5"/></text:span></text:p>
            <text:p text:style-name="P13"><text:span text:style-name="AncientGreek_3a__20_Ἀρχαία_20_ἑλληνικά"><text:span text:style-name="T4">Οὕτω</text:span></text:span><text:span text:style-name="AncientGreek_3a__20_Ἀρχαία_20_ἑλληνικά"><text:span text:style-name="T5"> </text:span></text:span><text:span text:style-name="AncientGreek_3a__20_Ἀρχαία_20_ἑλληνικά"><text:span text:style-name="T4">καὶ</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ἀνθρώπων</text:span></text:span><text:span text:style-name="AncientGreek_3a__20_Ἀρχαία_20_ἑλληνικά"><text:span text:style-name="T5">, </text:span></text:span><text:span text:style-name="AncientGreek_3a__20_Ἀρχαία_20_ἑλληνικά"><text:span text:style-name="T4">ἐπὰν</text:span></text:span><text:span text:style-name="AncientGreek_3a__20_Ἀρχαία_20_ἑλληνικά"><text:span text:style-name="T5"> </text:span></text:span><text:span text:style-name="AncientGreek_3a__20_Ἀρχαία_20_ἑλληνικά"><text:span text:style-name="T4">πόλεμος</text:span></text:span><text:span text:style-name="AncientGreek_3a__20_Ἀρχαία_20_ἑλληνικά"><text:span text:style-name="T5"> </text:span></text:span><text:span text:style-name="AncientGreek_3a__20_Ἀρχαία_20_ἑλληνικά"><text:span text:style-name="T4">ἐν</text:span></text:span><text:span text:style-name="AncientGreek_3a__20_Ἀρχαία_20_ἑλληνικά"><text:span text:style-name="T5"> </text:span></text:span><text:span text:style-name="AncientGreek_3a__20_Ἀρχαία_20_ἑλληνικά"><text:span text:style-name="T4">πόλει</text:span></text:span><text:span text:style-name="AncientGreek_3a__20_Ἀρχαία_20_ἑλληνικά"><text:span text:style-name="T5"> </text:span></text:span><text:span text:style-name="AncientGreek_3a__20_Ἀρχαία_20_ἑλληνικά"><text:span text:style-name="T4">γένηται</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μὲν</text:span></text:span><text:span text:style-name="AncientGreek_3a__20_Ἀρχαία_20_ἑλληνικά"><text:span text:style-name="T5"> </text:span></text:span><text:span text:style-name="AncientGreek_3a__20_Ἀρχαία_20_ἑλληνικά"><text:span text:style-name="T4">πένητες</text:span></text:span><text:span text:style-name="AncientGreek_3a__20_Ἀρχαία_20_ἑλληνικά"><text:span text:style-name="T5"> </text:span></text:span><text:span text:style-name="AncientGreek_3a__20_Ἀρχαία_20_ἑλληνικά"><text:span text:style-name="T4">εὐπρόφοροι</text:span></text:span><text:span text:style-name="AncientGreek_3a__20_Ἀρχαία_20_ἑλληνικά"><text:span text:style-name="T5"> </text:span></text:span><text:span text:style-name="AncientGreek_3a__20_Ἀρχαία_20_ἑλληνικά"><text:span text:style-name="T4">ὄντες</text:span></text:span><text:span text:style-name="AncientGreek_3a__20_Ἀρχαία_20_ἑλληνικά"><text:span text:style-name="T5">, </text:span></text:span><text:span text:style-name="AncientGreek_3a__20_Ἀρχαία_20_ἑλληνικά"><text:span text:style-name="T4">ῥᾳδίως</text:span></text:span><text:span text:style-name="AncientGreek_3a__20_Ἀρχαία_20_ἑλληνικά"><text:span text:style-name="T5"> </text:span></text:span><text:span text:style-name="AncientGreek_3a__20_Ἀρχαία_20_ἑλληνικά"><text:span text:style-name="T4">ἀπὸ</text:span></text:span><text:span text:style-name="AncientGreek_3a__20_Ἀρχαία_20_ἑλληνικά"><text:span text:style-name="T5"> </text:span></text:span><text:span text:style-name="AncientGreek_3a__20_Ἀρχαία_20_ἑλληνικά"><text:span text:style-name="T4">πόλεως</text:span></text:span><text:span text:style-name="AncientGreek_3a__20_Ἀρχαία_20_ἑλληνικά"><text:span text:style-name="T5"> </text:span></text:span><text:span text:style-name="AncientGreek_3a__20_Ἀρχαία_20_ἑλληνικά"><text:span text:style-name="T4">εἰς</text:span></text:span><text:span text:style-name="AncientGreek_3a__20_Ἀρχαία_20_ἑλληνικά"><text:span text:style-name="T5"> </text:span></text:span><text:span text:style-name="AncientGreek_3a__20_Ἀρχαία_20_ἑλληνικά"><text:span text:style-name="T4">ἑτέραν</text:span></text:span><text:span text:style-name="AncientGreek_3a__20_Ἀρχαία_20_ἑλληνικά"><text:span text:style-name="T5"> </text:span></text:span><text:span text:style-name="AncientGreek_3a__20_Ἀρχαία_20_ἑλληνικά"><text:span text:style-name="T4">πόλιν</text:span></text:span><text:span text:style-name="AncientGreek_3a__20_Ἀρχαία_20_ἑλληνικά"><text:span text:style-name="T5"> </text:span></text:span><text:span text:style-name="AncientGreek_3a__20_Ἀρχαία_20_ἑλληνικά"><text:span text:style-name="T4">διασῴζονται</text:span></text:span><text:span text:style-name="AncientGreek_3a__20_Ἀρχαία_20_ἑλληνικά"><text:span text:style-name="T5"> </text:span></text:span><text:span text:style-name="AncientGreek_3a__20_Ἀρχαία_20_ἑλληνικά"><text:span text:style-name="T4">τῆς</text:span></text:span><text:span text:style-name="AncientGreek_3a__20_Ἀρχαία_20_ἑλληνικά"><text:span text:style-name="T5"> </text:span></text:span><text:span text:style-name="AncientGreek_3a__20_Ἀρχαία_20_ἑλληνικά"><text:span text:style-name="T4">ἐλευθερίας</text:span></text:span><text:span text:style-name="AncientGreek_3a__20_Ἀρχαία_20_ἑλληνικά"><text:span text:style-name="T5"> </text:span></text:span><text:span text:style-name="AncientGreek_3a__20_Ἀρχαία_20_ἑλληνικά"><text:span text:style-name="T4">μετέχοντες</text:span></text:span><text:span text:style-name="AncientGreek_3a__20_Ἀρχαία_20_ἑλληνικά"><text:span text:style-name="T5">, </text:span></text:span><text:span text:style-name="AncientGreek_3a__20_Ἀρχαία_20_ἑλληνικά"><text:span text:style-name="T4">οἱ</text:span></text:span><text:span text:style-name="AncientGreek_3a__20_Ἀρχαία_20_ἑλληνικά"><text:span text:style-name="T5"> </text:span></text:span><text:span text:style-name="AncientGreek_3a__20_Ἀρχαία_20_ἑλληνικά"><text:span text:style-name="T4">δὲ</text:span></text:span><text:span text:style-name="AncientGreek_3a__20_Ἀρχαία_20_ἑλληνικά"><text:span text:style-name="T5"> </text:span></text:span><text:span text:style-name="AncientGreek_3a__20_Ἀρχαία_20_ἑλληνικά"><text:span text:style-name="T4">πλούσιοι</text:span></text:span><text:span text:style-name="AncientGreek_3a__20_Ἀρχαία_20_ἑλληνικά"><text:span text:style-name="T5"> </text:span></text:span><text:span text:style-name="AncientGreek_3a__20_Ἀρχαία_20_ἑλληνικά"><text:span text:style-name="T4">διὰ</text:span></text:span><text:span text:style-name="AncientGreek_3a__20_Ἀρχαία_20_ἑλληνικά"><text:span text:style-name="T5"> </text:span></text:span><text:span text:style-name="AncientGreek_3a__20_Ἀρχαία_20_ἑλληνικά"><text:span text:style-name="T4">τὴν</text:span></text:span><text:span text:style-name="AncientGreek_3a__20_Ἀρχαία_20_ἑλληνικά"><text:span text:style-name="T5"> </text:span></text:span><text:span text:style-name="AncientGreek_3a__20_Ἀρχαία_20_ἑλληνικά"><text:span text:style-name="T4">τῶν</text:span></text:span><text:span text:style-name="AncientGreek_3a__20_Ἀρχαία_20_ἑλληνικά"><text:span text:style-name="T5"> </text:span></text:span><text:span text:style-name="AncientGreek_3a__20_Ἀρχαία_20_ἑλληνικά"><text:span text:style-name="T4">ὑπαρχόντων</text:span></text:span><text:span text:style-name="AncientGreek_3a__20_Ἀρχαία_20_ἑλληνικά"><text:span text:style-name="T5"> </text:span></text:span><text:span text:style-name="AncientGreek_3a__20_Ἀρχαία_20_ἑλληνικά"><text:span text:style-name="T4">ὑπερβολὴν</text:span></text:span><text:span text:style-name="AncientGreek_3a__20_Ἀρχαία_20_ἑλληνικά"><text:span text:style-name="T5"> </text:span></text:span><text:span text:style-name="AncientGreek_3a__20_Ἀρχαία_20_ἑλληνικά"><text:span text:style-name="T4">μένοντες</text:span></text:span><text:span text:style-name="AncientGreek_3a__20_Ἀρχαία_20_ἑλληνικά"><text:span text:style-name="T5"> </text:span></text:span><text:span text:style-name="AncientGreek_3a__20_Ἀρχαία_20_ἑλληνικά"><text:span text:style-name="T4">πολλάκις</text:span></text:span><text:span text:style-name="AncientGreek_3a__20_Ἀρχαία_20_ἑλληνικά"><text:span text:style-name="T5"> </text:span></text:span><text:span text:style-name="AncientGreek_3a__20_Ἀρχαία_20_ἑλληνικά"><text:span text:style-name="T4">δουλεύουσιν</text:span></text:span><text:span text:style-name="AncientGreek_3a__20_Ἀρχαία_20_ἑλληνικά"><text:span text:style-name="T5">.</text:span></text:span></text:p>
          </table:table-cell>
          <table:table-cell table:style-name="Table3.A1" office:value-type="string">
            <text:p text:style-name="P24">Geese And Cranes</text:p>
            <text:p text:style-name="P24">Geese and cranes pecked in the same meadow. Hunters appeared: the cranes, light, flew away; but the geese, delayed by the weight of their bodies, were taken.</text:p>
            <text:p text:style-name="P24"/>
            <text:p text:style-name="P24">It is the same with men: when a city is a prey to war, the poor move and flee easily from one country to another and retain their freedom; but the rich, held back by the excessive weight of their wealth, often become slaves.</text:p>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4">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Ὅτι ἐπισφαλής ἐστι βίος πένητι δυναστοῦ ἅρπαγος πλησίον παροικοῦντι.</text:span></text:span></text:p>
          </table:table-cell>
          <table:table-cell table:style-name="Table3.A1" office:value-type="string">
            <text:p text:style-name="P27">Pots</text:p>
            <text:p text:style-name="P27">An earthen pot and a copper pot were carried away by the current of a river. The earthen pot says to the copper pot: “Swim away from me, not beside me; because if you touch me, I shatter, even if I approach you without wanting to. »</text:p>
            <text:p text:style-name="P23"/>
            <text:p text:style-name="P23">Life is not safe for the poor man whose neighbor is a rapacious prince.</text:p>
          </table:table-cell>
        </table:table-row>
        <text:soft-page-break/>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4">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3"><text:span text:style-name="T8">A</text:span> Parrot And <text:span text:style-name="T8">A</text:span> <text:span text:style-name="T10">Weasle</text:span></text:p>
            <text:p text:style-name="P23">A man, having bought a parrot, left it free in his house. The parrot, which was tame, jumped up and perched on the hearth, and from there began to cackle in a pleasant manner. A cat, having seen him, asked him who he was and <text:span text:style-name="T8">w</text:span>here was he coming from. He replied, “The master has just bought me. - And you dare, shameless beast among all, resumed the cat, you dare, any newcomer, to utter such cries, while to me, born at home, the masters forbid me to shout! and if sometimes it happens to me, they get angry and throw me out. “Go for a walk, my fair lady; there is no comparison to be made between us; my voice does not irritate masters like yours. »</text:p>
            <text:p text:style-name="P23"/>
            <text:p text:style-name="P23">This fable suits malevolent critics always ready to blame others.</text:p>
          </table:table-cell>
        </table:table-row>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4">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4"/></text:span></text:p>
            <text:p text:style-name="P13"><text:span text:style-name="AncientGreek_3a__20_Ἀρχαία_20_ἑλληνικά"><text:span text:style-name="T4">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3"><text:span text:style-name="T8">A</text:span><text:span text:style-name="T6"> </text:span><text:span text:style-name="T8">Flee</text:span><text:span text:style-name="T6"> </text:span>And <text:span text:style-name="T8">An</text:span> Athlete</text:p>
            <text:p text:style-name="P23">One day a flea jumped up and stood on the toe of a sick athlete, and while jumping it bit him. The angry athlete prepared his fingernails to crush him; but she picked up her momentum, and with one leap, one of those leaps she is used to, she escaped him and avoided death. Then the athlete said with a sigh: “O Heracles, if this is how you help me against a flea, what help can I expect from you against my adversaries? »</text:p>
            <text:p text:style-name="P23"/>
            <text:p text:style-name="P23">This fable teaches us that we too should not immediately call on the gods for harmless trifles, but for more pressing needs.</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30"><text:span text:style-name="AncientGreek_3a__20_Ἀρχαία_20_ἑλληνικά"><text:span text:style-name="T4">Ψύλλα δὲ ποτέ τινι πολλὰ ἠνώχλει. Καὶ δὴ συλλαβών· « Τίς εἶ σύ, ἀνεβόα, ὅτι πάντα μου μέλη κατεβοσκήσω εἰκῆ καὶ μάτην ἐμὲ καταναλίσκων ; » Ἡ δὲ ἐβόα· « Οὕτως ζῶμεν, μὴ κτείνῃς· μέγα γὰρ κακὸν οὐ δύναμαι ποιῆσαι. » Ὁ δὲ γελάσας πρὸς αὐτὴν οὕτως ἔφη· « Ἄρτι τεθνήξῃ χερσί σου ταῖς ἰδίαις· ἅπαν γὰρ κακόν, οὐ μικρόν, οὐδὲ μέγα οὐδ᾽ ὅλως πρέπει καθόλου φυῆναι. » </text:span></text:span></text:p>
            <text:p text:style-name="P30"><text:span text:style-name="AncientGreek_3a__20_Ἀρχαία_20_ἑλληνικά"><text:span text:style-name="T4"/></text:span></text:p>
            <text:p text:style-name="P30"><text:span text:style-name="AncientGreek_3a__20_Ἀρχαία_20_ἑλληνικά"><text:span text:style-name="T4">Ὁ μῦθος δηλοῖ ὅτι ὁ κακὸς οὐ πρέπει ἐλεηθῆναι, κἂν μέγας ᾖ, κἂν μικρός.</text:span></text:span></text:p>
          </table:table-cell>
          <table:table-cell table:style-name="Table3.A1" office:value-type="string">
            <text:p text:style-name="P23"><text:span text:style-name="T8">A</text:span> <text:span text:style-name="T8">Flee</text:span> And <text:span text:style-name="T8">A</text:span> Man</text:p>
            <text:p text:style-name="P23">One day a flea bothered a man relentlessly. He caught hold of him and said to him: "Who are you, you who have fed yourself on all my limbs, by pricking me wrongly and through?" She replied, “It's our way of life; Do not kill me ; because I cannot do much harm. The man laughed and said to him: “You will die immediately, and by my own hand; because whatever the evil, big or small, it must absolutely be prevented from happening. »</text:p>
            <text:p text:style-name="P23"/>
            <text:p text:style-name="P23">This fable shows that one should not have pity on a villain, whoever he is, strong or weak.</text:p>
          </table:table-cell>
        </table:table-row>
        <text:soft-page-break/>
        <table:table-row table:style-name="Table3.1">
          <table:table-cell table:style-name="Table3.A4" office:value-type="string">
            <text:p text:style-name="P49">358. Ψύλλα καὶ βοῦς</text:p>
            <text:p text:style-name="P42">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ως τῇ δειλαίᾳ ἡ σοὶ φίλη τρίψις οἴκτιστος &lt;δὴ&gt; μόρος, ὅτε καὶ τύχῃ συμβαίνει &lt;μοι ἁλῶναι&gt;. »</text:p>
            <text:p text:style-name="P41"/>
            <text:p text:style-name="P41">Ὅτι οἱ διὰ τοῦ λόγου ἀλαζόνες καὶ ὑπὸ τοῦ εὐτελοῦς ἡττῶνται.</text:p>
          </table:table-cell>
          <table:table-cell table:style-name="Table3.A4" office:value-type="string">
            <text:p text:style-name="P23">A Flee And A Cow</text:p>
            <text:p text:style-name="P23">One day the flea asked the ox this question: "What has man done to you so that you serve him every day, and that, big and brave as you are?" I, on the contrary, ruthlessly tear his flesh and drink his blood with open mouth. The ox answered: “I am grateful to the race of men; for they love and cherish me, and often rub my forehead and shoulders. - Alas! resumed the chip, for me this friction which pleases you is the worst of misfortunes, when I happen by chance to be taken between their hands. »</text:p>
            <text:p text:style-name="P23"/>
            <text:p text:style-name="P23">The braggarts of words get confused even by a simple m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 Greek" svg:font-family="'Ancient Greek'"/>
    <style:font-face style:name="AncientGreek1" svg:font-family="AncientGreek"/>
    <style:font-face style:name="Mangal1" svg:font-family="Mangal"/>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7-18T23:32:07.093000000</dc:date>
    <meta:editing-duration>PT13M59S</meta:editing-duration>
    <meta:editing-cycles>3</meta:editing-cycles>
    <meta:generator>LibreOffice/7.1.5.2$Windows_X86_64 LibreOffice_project/85f04e9f809797b8199d13c421bd8a2b025d52b5</meta:generator>
    <meta:document-statistic meta:table-count="1" meta:image-count="0" meta:object-count="0" meta:page-count="19" meta:paragraph-count="348" meta:word-count="9762" meta:character-count="55487" meta:non-whitespace-character-count="46058"/>
  </office:meta>
</office:document-meta>
</file>